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Merriweather Sans" svg:font-family="'Merriweather Sans', 'Helvetica Neue', Helvetica, Arial, sans-serif"/>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oto Serif" fo:font-size="12pt" officeooo:rsid="001e004b" officeooo:paragraph-rsid="001e004b" style:font-size-asian="12pt" style:font-size-complex="12pt"/>
    </style:style>
    <style:style style:name="P2" style:family="paragraph" style:parent-style-name="Standard" style:list-style-name="L1">
      <style:text-properties style:font-name="Noto Serif" fo:font-size="12pt" officeooo:rsid="001e004b" officeooo:paragraph-rsid="001e004b" style:font-size-asian="12pt" style:font-size-complex="12pt"/>
    </style:style>
    <style:style style:name="P3" style:family="paragraph" style:parent-style-name="Heading_20_1" style:list-style-name="L1">
      <style:text-properties fo:font-variant="normal" fo:text-transform="none" fo:color="#222222" loext:opacity="100%" style:font-name="Merriweather Sans" fo:font-size="12pt" fo:letter-spacing="normal" fo:font-style="normal" fo:font-weight="normal" officeooo:rsid="001e004b" officeooo:paragraph-rsid="001e004b"/>
    </style:style>
    <style:style style:name="P4" style:family="paragraph" style:parent-style-name="Standard" style:list-style-name="L1">
      <style:text-properties style:font-name="Noto Serif" fo:font-size="12pt" officeooo:paragraph-rsid="001e004b" style:font-size-asian="12pt" style:font-size-complex="12pt"/>
    </style:style>
    <style:style style:name="P5" style:family="paragraph" style:parent-style-name="Standard" style:list-style-name="L1">
      <style:text-properties style:font-name="Noto Serif" fo:font-size="12pt" officeooo:rsid="0020dc1e" officeooo:paragraph-rsid="0020dc1e" style:font-size-asian="12pt" style:font-size-complex="12pt"/>
    </style:style>
    <style:style style:name="P6" style:family="paragraph" style:parent-style-name="Standard">
      <style:text-properties style:font-name="Noto Serif" fo:font-size="12pt" officeooo:rsid="0020dc1e" officeooo:paragraph-rsid="00278260" style:font-size-asian="10.5pt" style:font-size-complex="12pt"/>
    </style:style>
    <style:style style:name="P7" style:family="paragraph" style:parent-style-name="Standard">
      <style:text-properties style:font-name="Noto Serif" fo:font-size="12pt" officeooo:rsid="002de35a" officeooo:paragraph-rsid="002de35a" style:font-size-asian="10.5pt" style:font-size-complex="12pt"/>
    </style:style>
    <style:style style:name="P8" style:family="paragraph" style:parent-style-name="Standard" style:list-style-name="L2">
      <style:text-properties style:font-name="Noto Serif" fo:font-size="12pt" officeooo:rsid="002de35a" officeooo:paragraph-rsid="002de35a" style:font-size-asian="10.5pt" style:font-size-complex="12pt"/>
    </style:style>
    <style:style style:name="P9" style:family="paragraph" style:parent-style-name="Subtitle">
      <style:paragraph-properties fo:text-align="start" style:justify-single-word="false" fo:break-before="page"/>
      <style:text-properties style:font-name="Noto Serif" fo:font-size="12pt" officeooo:paragraph-rsid="002c4082" style:font-size-asian="12pt" style:font-size-complex="12pt"/>
    </style:style>
    <style:style style:name="P10" style:family="paragraph" style:parent-style-name="Standard">
      <style:text-properties style:font-name="Noto Serif" fo:font-size="12pt" officeooo:rsid="0020dc1e" officeooo:paragraph-rsid="002c4082" style:font-size-asian="10.5pt" style:font-size-complex="12pt"/>
    </style:style>
    <style:style style:name="P11" style:family="paragraph" style:parent-style-name="Standard">
      <style:text-properties style:font-name="Noto Serif" fo:font-size="8pt" officeooo:rsid="002c4082" officeooo:paragraph-rsid="002c4082" style:font-size-asian="8pt" style:font-size-complex="8pt"/>
    </style:style>
    <style:style style:name="P12" style:family="paragraph" style:parent-style-name="Subtitle">
      <style:paragraph-properties fo:text-align="start" style:justify-single-word="false"/>
      <style:text-properties style:font-name="Noto Serif" fo:font-size="12pt" style:font-size-asian="12pt" style:font-size-complex="12pt"/>
    </style:style>
    <style:style style:name="P13" style:family="paragraph" style:parent-style-name="Standard">
      <style:text-properties style:font-name="Noto Serif" fo:font-size="8pt" officeooo:rsid="00290910" officeooo:paragraph-rsid="00290910" style:font-size-asian="8pt" style:font-size-complex="8pt"/>
    </style:style>
    <style:style style:name="P14" style:family="paragraph" style:parent-style-name="Standard">
      <style:text-properties style:font-name="Noto Serif" fo:font-size="8pt" officeooo:rsid="0029aab3" officeooo:paragraph-rsid="0029aab3" style:font-size-asian="8pt" style:font-size-complex="8pt"/>
    </style:style>
    <style:style style:name="P15" style:family="paragraph" style:parent-style-name="Standard">
      <style:text-properties fo:font-size="8pt" officeooo:rsid="002a0b97" officeooo:paragraph-rsid="002a0b97" style:font-size-asian="8pt" style:font-size-complex="8pt"/>
    </style:style>
    <style:style style:name="P16" style:family="paragraph" style:parent-style-name="Standard">
      <style:text-properties style:font-name="Noto Serif" fo:font-size="8pt" officeooo:rsid="002a0b97" officeooo:paragraph-rsid="002a0b97" style:font-size-asian="8pt" style:font-size-complex="8pt"/>
    </style:style>
    <style:style style:name="P17" style:family="paragraph" style:parent-style-name="Standard">
      <style:text-properties style:font-name="Noto Serif" fo:font-size="8pt" officeooo:rsid="002a840c" officeooo:paragraph-rsid="002a840c" style:font-size-asian="8pt" style:font-size-complex="8pt"/>
    </style:style>
    <style:style style:name="P18" style:family="paragraph" style:parent-style-name="Standard" style:list-style-name="L3">
      <style:text-properties style:font-name="Noto Serif" fo:font-size="8pt" officeooo:rsid="002a840c" officeooo:paragraph-rsid="002a840c" style:font-size-asian="8pt" style:font-size-complex="8pt"/>
    </style:style>
    <style:style style:name="P19" style:family="paragraph" style:parent-style-name="Standard" style:list-style-name="L4">
      <style:text-properties style:font-name="Noto Serif" fo:font-size="8pt" officeooo:rsid="002a840c" officeooo:paragraph-rsid="002a840c" style:font-size-asian="8pt" style:font-size-complex="8pt"/>
    </style:style>
    <style:style style:name="P20" style:family="paragraph" style:parent-style-name="Standard" style:list-style-name="L5">
      <style:text-properties style:font-name="Noto Serif" fo:font-size="8pt" officeooo:rsid="002a840c" officeooo:paragraph-rsid="002a840c" style:font-size-asian="8pt" style:font-size-complex="8pt"/>
    </style:style>
    <style:style style:name="P21" style:family="paragraph" style:parent-style-name="Standard" style:list-style-name="L6">
      <style:text-properties style:font-name="Noto Serif" fo:font-size="8pt" officeooo:rsid="002a840c" officeooo:paragraph-rsid="002a840c" style:font-size-asian="8pt" style:font-size-complex="8pt"/>
    </style:style>
    <style:style style:name="P22" style:family="paragraph" style:parent-style-name="Standard">
      <style:text-properties fo:font-size="8pt" officeooo:rsid="002a840c" officeooo:paragraph-rsid="002a840c" style:font-size-asian="8pt" style:font-size-complex="8pt"/>
    </style:style>
    <style:style style:name="P23" style:family="paragraph" style:parent-style-name="Standard">
      <style:text-properties style:font-name="Noto Serif" fo:font-size="8pt" officeooo:rsid="002afeeb" officeooo:paragraph-rsid="002afeeb" style:font-size-asian="8pt" style:font-size-complex="8pt"/>
    </style:style>
    <style:style style:name="P24" style:family="paragraph" style:parent-style-name="Standard">
      <style:text-properties fo:font-size="8pt" officeooo:rsid="002afeeb" officeooo:paragraph-rsid="002afeeb" style:font-size-asian="8pt" style:font-size-complex="8pt"/>
    </style:style>
    <style:style style:name="P25" style:family="paragraph" style:parent-style-name="Standard">
      <style:text-properties fo:font-size="8pt" officeooo:rsid="002c4082" officeooo:paragraph-rsid="002c4082" style:font-size-asian="8pt" style:font-size-complex="8pt"/>
    </style:style>
    <style:style style:name="P26" style:family="paragraph" style:parent-style-name="Subtitle">
      <style:paragraph-properties fo:text-align="start" style:justify-single-word="false"/>
      <style:text-properties style:font-name="Noto Serif" fo:font-size="12pt" officeooo:paragraph-rsid="002c4082" style:font-size-asian="12pt" style:font-size-complex="12pt"/>
    </style:style>
    <style:style style:name="P27" style:family="paragraph" style:parent-style-name="Standard">
      <style:text-properties style:font-name="Noto Serif" fo:font-size="8pt" officeooo:rsid="002ec01f" officeooo:paragraph-rsid="002ec01f" style:font-size-asian="8pt" style:font-size-complex="8pt"/>
    </style:style>
    <style:style style:name="P28" style:family="paragraph" style:parent-style-name="Standard">
      <style:text-properties style:font-name="Noto Serif" fo:font-size="8pt" officeooo:rsid="00300cd6" officeooo:paragraph-rsid="00300cd6" style:font-size-asian="8pt" style:font-size-complex="8pt"/>
    </style:style>
    <style:style style:name="P29" style:family="paragraph" style:parent-style-name="Standard">
      <style:text-properties style:font-name="Noto Serif" fo:font-size="8pt" officeooo:rsid="003016a0" officeooo:paragraph-rsid="003016a0" style:font-size-asian="8pt" style:font-size-complex="8pt"/>
    </style:style>
    <style:style style:name="P30" style:family="paragraph" style:parent-style-name="Standard">
      <style:text-properties style:font-name="Noto Serif" fo:font-size="8pt" fo:font-style="normal" officeooo:rsid="00316af4" officeooo:paragraph-rsid="00316af4" style:font-size-asian="8pt" style:font-style-asian="normal" style:font-size-complex="8pt" style:font-style-complex="normal"/>
    </style:style>
    <style:style style:name="P31" style:family="paragraph" style:parent-style-name="Standard">
      <style:text-properties style:font-name="Noto Serif" fo:font-size="8pt" officeooo:rsid="00316af4" officeooo:paragraph-rsid="00316af4" style:font-size-asian="8pt" style:font-size-complex="8pt"/>
    </style:style>
    <style:style style:name="P32" style:family="paragraph" style:parent-style-name="Standard">
      <style:text-properties style:font-name="Noto Serif" fo:font-size="8pt" fo:font-style="normal" officeooo:rsid="00319b60" officeooo:paragraph-rsid="00319b60" style:font-size-asian="8pt" style:font-style-asian="normal" style:font-size-complex="8pt" style:font-style-complex="normal"/>
    </style:style>
    <style:style style:name="P33" style:family="paragraph" style:parent-style-name="Standard" style:list-style-name="L7">
      <style:text-properties style:font-name="Noto Serif" fo:font-size="8pt" fo:font-style="normal" officeooo:rsid="00319b60" officeooo:paragraph-rsid="00319b60" style:font-size-asian="8pt" style:font-style-asian="normal" style:font-size-complex="8pt" style:font-style-complex="normal"/>
    </style:style>
    <style:style style:name="P34" style:family="paragraph" style:parent-style-name="Standard">
      <style:text-properties style:font-name="Noto Serif" fo:font-size="8pt" officeooo:rsid="00319b60" officeooo:paragraph-rsid="00319b60" style:font-size-asian="8pt" style:font-size-complex="8pt"/>
    </style:style>
    <style:style style:name="P35" style:family="paragraph" style:parent-style-name="Subtitle">
      <style:paragraph-properties fo:text-align="start" style:justify-single-word="false"/>
      <style:text-properties style:font-name="Noto Serif" fo:font-size="12pt" officeooo:paragraph-rsid="00321c87" style:font-size-asian="12pt" style:font-size-complex="12pt"/>
    </style:style>
    <style:style style:name="P36" style:family="paragraph" style:parent-style-name="Standard">
      <style:text-properties style:font-name="Noto Serif" fo:font-size="12pt" officeooo:rsid="0020dc1e" officeooo:paragraph-rsid="00321c87" style:font-size-asian="10.5pt" style:font-size-complex="12pt"/>
    </style:style>
    <style:style style:name="P37" style:family="paragraph" style:parent-style-name="Standard">
      <style:text-properties style:font-name="Noto Serif" fo:font-size="12pt" fo:font-style="normal" officeooo:rsid="00321c87" officeooo:paragraph-rsid="00321c87" style:font-size-asian="12pt" style:font-style-asian="normal" style:font-size-complex="12pt" style:font-style-complex="normal"/>
    </style:style>
    <style:style style:name="P38" style:family="paragraph" style:parent-style-name="Standard">
      <style:text-properties style:font-name="Noto Serif" fo:font-size="12pt" fo:font-style="normal" officeooo:rsid="00382eb2" officeooo:paragraph-rsid="00382eb2" style:font-size-asian="12pt" style:font-style-asian="normal" style:font-size-complex="12pt" style:font-style-complex="normal"/>
    </style:style>
    <style:style style:name="P39" style:family="paragraph" style:parent-style-name="Standard">
      <style:text-properties style:font-name="Noto Serif" fo:font-size="12pt" fo:font-style="italic" officeooo:rsid="00382eb2" officeooo:paragraph-rsid="00382eb2" style:font-size-asian="12pt" style:font-style-asian="italic" style:font-size-complex="12pt" style:font-style-complex="italic"/>
    </style:style>
    <style:style style:name="T1" style:family="text">
      <style:text-properties style:font-name="Noto Serif" fo:font-size="8pt" style:font-size-asian="8pt" style:font-weight-asian="normal" style:font-size-complex="8pt" style:font-weight-complex="normal"/>
    </style:style>
    <style:style style:name="T2" style:family="text">
      <style:text-properties fo:font-variant="normal" fo:text-transform="none" fo:color="#222222" loext:opacity="100%" fo:font-size="8pt" fo:letter-spacing="normal" fo:font-style="normal" fo:font-weight="normal" officeooo:rsid="001e004b" style:font-size-asian="8pt" style:font-size-complex="8pt"/>
    </style:style>
    <style:style style:name="T3" style:family="text">
      <style:text-properties fo:font-variant="normal" fo:text-transform="none" fo:color="#4f5671" loext:opacity="100%" style:text-line-through-style="none" style:text-line-through-type="none" fo:font-size="8pt" fo:letter-spacing="normal" fo:font-style="normal" style:text-underline-style="none" fo:font-weight="normal" officeooo:rsid="001e004b" style:text-blinking="false" style:font-size-asian="8pt" style:font-size-complex="8pt"/>
    </style:style>
    <style:style style:name="T4" style:family="text">
      <style:text-properties fo:font-variant="normal" fo:text-transform="none" fo:color="#000080" loext:opacity="100%" style:text-line-through-style="none" style:text-line-through-type="none" fo:font-size="8pt" fo:letter-spacing="normal" fo:font-style="normal" style:text-underline-style="solid" style:text-underline-width="auto" style:text-underline-color="font-color" fo:font-weight="normal" officeooo:rsid="001e004b" style:text-blinking="false" style:font-size-asian="8pt" style:font-size-complex="8pt"/>
    </style:style>
    <style:style style:name="T5" style:family="text">
      <style:text-properties fo:font-size="8pt" style:font-size-asian="8pt" style:font-size-complex="8pt"/>
    </style:style>
    <style:style style:name="T6" style:family="text">
      <style:text-properties fo:font-size="8pt" officeooo:rsid="001e004b" style:font-size-asian="8pt" style:font-size-complex="8pt"/>
    </style:style>
    <style:style style:name="T7" style:family="text">
      <style:text-properties fo:font-size="8pt" officeooo:rsid="0025a29c" style:font-size-asian="8pt" style:font-size-complex="8pt"/>
    </style:style>
    <style:style style:name="T8" style:family="text">
      <style:text-properties officeooo:rsid="0022efc7"/>
    </style:style>
    <style:style style:name="T9" style:family="text">
      <style:text-properties officeooo:rsid="002c4082"/>
    </style:style>
    <style:style style:name="T10" style:family="text">
      <style:text-properties style:font-size-asian="12pt"/>
    </style:style>
    <style:style style:name="T11" style:family="text">
      <style:text-properties officeooo:rsid="00290910"/>
    </style:style>
    <style:style style:name="T12" style:family="text">
      <style:text-properties style:font-name="Noto Serif" officeooo:rsid="0029aab3"/>
    </style:style>
    <style:style style:name="T13" style:family="text">
      <style:text-properties style:font-name="Noto Serif"/>
    </style:style>
    <style:style style:name="T14" style:family="text">
      <style:text-properties style:font-name="Noto Serif" officeooo:rsid="002c4082"/>
    </style:style>
    <style:style style:name="T15" style:family="text">
      <style:text-properties officeooo:rsid="002ec01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016a0" style:font-style-asian="normal" style:font-style-complex="normal"/>
    </style:style>
    <style:style style:name="T19" style:family="text">
      <style:text-properties fo:font-style="normal" officeooo:rsid="00316af4" style:font-style-asian="normal" style:font-style-complex="normal"/>
    </style:style>
    <style:style style:name="T20" style:family="text">
      <style:text-properties fo:font-style="normal" officeooo:rsid="00319b60" style:font-style-asian="normal" style:font-style-complex="normal"/>
    </style:style>
    <style:style style:name="T21" style:family="text">
      <style:text-properties officeooo:rsid="00321c87"/>
    </style:style>
    <style:style style:name="T22" style:family="text">
      <style:text-properties fo:font-style="normal" style:font-size-asian="12pt" style:font-style-asian="normal" style:font-style-complex="normal"/>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SS 408 : Globalization and Medicalization</text:p>
      <text:p text:style-name="P1">Potential research points and Topics</text:p>
      <text:p text:style-name="P1"/>
      <text:list text:style-name="L1">
        <text:list-item>
          <text:p text:style-name="P2">Blockchain in globalized healthcare</text:p>
          <text:list>
            <text:list-item>
              <text:h text:style-name="P3" text:outline-level="1"><text:span text:style-name="T1">Blockchain Technology: A Boon at the Pandemic Times – A Solution for Global Economy Upliftment with AI and IoT: </text:span><text:a xlink:type="simple" xlink:href="https://doi.org/10.1007/978-3-030-70501-5_11" text:style-name="Internet_20_link" text:visited-style-name="Visited_20_Internet_20_Link"><text:span text:style-name="T1">https://doi.org/10.1007/978-3-030-70501-5_11</text:span></text:a></text:h>
            </text:list-item>
            <text:list-item>
              <text:p text:style-name="P4"><text:span text:style-name="T2">A Systematic Review of the Use of Blockchain in Healthcare:</text:span><text:span text:style-name="T3"> </text:span><text:a xlink:type="simple" xlink:href="https://doi.org/10.3390/sym10100470" text:style-name="Internet_20_link" text:visited-style-name="Visited_20_Internet_20_Link"><text:span text:style-name="T4">https://doi.org/10.3390/sym10100470</text:span></text:a></text:p>
            </text:list-item>
            <text:list-item>
              <text:p text:style-name="P4"><text:span text:style-name="T5">Blockchain technology in healthcare: A systematic review: </text:span><text:a xlink:type="simple" xlink:href="https://doi.org/10.1371/journal.pone.0266462" text:style-name="Internet_20_link" text:visited-style-name="Visited_20_Internet_20_Link"><text:span text:style-name="T5">https://doi.org/10.1371/journal.pone.0266462</text:span></text:a></text:p>
            </text:list-item>
            <text:list-item>
              <text:p text:style-name="P4"><text:span text:style-name="T5">Applications of Secured Blockchain Technology in the Manufacturing Industry: </text:span><text:a xlink:type="simple" xlink:href="https://doi.org10.4018/978-1-7998-6694-7.ch010" text:style-name="Internet_20_link" text:visited-style-name="Visited_20_Internet_20_Link"><text:span text:style-name="T6">https://doi.org</text:span><text:span text:style-name="T5">10.4018/978-1-7998-6694-7.ch010</text:span></text:a></text:p>
            </text:list-item>
            <text:list-item>
              <text:p text:style-name="P4"><text:span text:style-name="T5">Big data security and privacy in healthcare: A Review: </text:span><text:a xlink:type="simple" xlink:href="https://doi.org/10.1016/j.procs.2017.08.292" text:style-name="Internet_20_link" text:visited-style-name="Visited_20_Internet_20_Link"><text:span text:style-name="T5">https://doi.org/10.1016/j.procs.2017.08.292</text:span></text:a></text:p>
            </text:list-item>
            <text:list-item>
              <text:p text:style-name="P4"><text:span text:style-name="T5">Covid-19′s impact on supply chain decisions: Strategic insights from NASDAQ 100 firms using Twitter data: </text:span><text:a xlink:type="simple" xlink:href="https://doi.org/10.1016/j.jbusres.2020.05.035" text:style-name="Internet_20_link" text:visited-style-name="Visited_20_Internet_20_Link"><text:span text:style-name="T5">https://doi.org/10.1016/j.jbusres.2020.05.035</text:span></text:a></text:p>
            </text:list-item>
            <text:list-item>
              <text:p text:style-name="P5"><text:span text:style-name="T5">A systematic state-of-art review on digital identity challenges with solutions using conjugation of IOT and blockchain in healthcare: </text:span><text:a xlink:type="simple" xlink:href="https://doi.org/10.1016/j.iot.2024.101111" text:style-name="Internet_20_link" text:visited-style-name="Visited_20_Internet_20_Link"><text:span text:style-name="T5">https://doi.org/10.1016/j.iot.2024.101111</text:span></text:a></text:p>
            </text:list-item>
            <text:list-item>
              <text:p text:style-name="P5"><text:span text:style-name="T5">Hyperledger Sawtooth based supplychain traceability system for counterfeit drugs: </text:span><text:a xlink:type="simple" xlink:href="https://doi.org/10.1016/j.cie.2024.110021" text:style-name="Internet_20_link" text:visited-style-name="Visited_20_Internet_20_Link"><text:span text:style-name="T5">https://doi.org/10.1016/j.cie.2024.110021</text:span></text:a></text:p>
            </text:list-item>
            <text:list-item>
              <text:p text:style-name="P5"><text:span text:style-name="T5">Privacy-Preserving Healthcare and Medical Data Collaboration Service System Based on Blockchain and Federated Learning: </text:span><text:a xlink:type="simple" xlink:href="https://doi.org/10.32604/cmc.2024.052570" text:style-name="Internet_20_link" text:visited-style-name="Visited_20_Internet_20_Link"><text:span text:style-name="T5">https://doi.org/10.32604/cmc.2024.052570</text:span></text:a></text:p>
            </text:list-item>
            <text:list-item>
              <text:p text:style-name="P5"><text:span text:style-name="T5">HealthD</text:span><text:span text:style-name="T7">o</text:span><text:span text:style-name="T5">te: A blockchain-based model for continuous health monitoring using interplanetary file system: </text:span><text:a xlink:type="simple" xlink:href="https://doi.org/10.1016/j.health.2023.100175" text:style-name="Internet_20_link" text:visited-style-name="Visited_20_Internet_20_Link"><text:span text:style-name="T5">https://doi.org/10.1016/j.health.2023.100175</text:span></text:a></text:p>
              <text:p text:style-name="P5"><text:span text:style-name="T5"/></text:p>
            </text:list-item>
          </text:list>
        </text:list-item>
      </text:list>
      <text:p text:style-name="P6">Blockchain technology is a powerful tool which <text:span text:style-name="T8">unfortunately</text:span> has been tainted in public eye with various cryptocurrency scams and failed NFT projects. The technology itself has various applications, and can benefit the globalized healthcare world we live in. </text:p>
      <text:p text:style-name="P6"/>
      <text:p text:style-name="P7">Subtopics:</text:p>
      <text:list text:style-name="L2">
        <text:list-item>
          <text:p text:style-name="P8">Blockchain for decentralized patient records</text:p>
        </text:list-item>
        <text:list-item>
          <text:p text:style-name="P8">Blockchain for medical supply chain</text:p>
        </text:list-item>
        <text:list-item>
          <text:p text:style-name="P8">Blockchain medical personnel identities</text:p>
        </text:list-item>
      </text:list>
      <text:p text:style-name="P9">Resource <text:span text:style-name="T9">1</text:span></text:p>
      <text:p text:style-name="P10"><text:a xlink:type="simple" xlink:href="https://doi.org/10.1007/978-3-030-70501-5_11" text:style-name="Internet_20_link" text:visited-style-name="Visited_20_Internet_20_Link"><text:span text:style-name="T10">https://doi.org/10.1007/978-3-030-70501-5_11</text:span></text:a></text:p>
      <text:p text:style-name="P11">Could not access article</text:p>
      <text:p text:style-name="P11"/>
      <text:p text:style-name="P12">Resource <text:span text:style-name="T11">2</text:span></text:p>
      <text:p text:style-name="P6"><text:a xlink:type="simple" xlink:href="https://doi.org/10.3390/sym10100470" text:style-name="Internet_20_link" text:visited-style-name="Visited_20_Internet_20_Link"><text:span text:style-name="T10">https://doi.org/10.3390/sym10100470</text:span></text:a></text:p>
      <text:p text:style-name="P13">Article from 2018</text:p>
      <text:p text:style-name="P13">Describes Blockchain technology as</text:p>
      <text:p text:style-name="P13"><text:s/><text:tab/>“a chain of blocks that are time-stamped and linked using cryptographic <text:tab/>hashes. These blocks are sealed in a secure and immutable manner” (3)</text:p>
      <text:p text:style-name="P14">Many other details are covered in section 1 about how the blockchain works.</text:p>
      <text:p text:style-name="P14"/>
      <text:p text:style-name="P15"><text:span text:style-name="T12">A </text:span><text:span text:style-name="T13">key issue of computing is the double spending issue, where when a value is updated on one system need to be updated on another before it can be modified there. Blockchain gets around this by signing each transaction, consensus algorithms to verify and update transactions and the distributed ledger, a decentralized proof of each transaction within the chain. </text:span></text:p>
      <text:p text:style-name="P15"><text:span text:style-name="T13"/></text:p>
      <text:p text:style-name="P16">Blockchain networks are peer to peer and have peer nodes that share data. A full node is a computer that has a full copy of the blockchain ledger. Nodes have various tasks described in pages 3-4. </text:p>
      <text:p text:style-name="P15"><text:span text:style-name="T13"/></text:p>
      <text:p text:style-name="P17">Three key types of blockchains (4)→</text:p>
      <text:list xml:id="list3427525466" text:style-name="L3">
        <text:list-item>
          <text:p text:style-name="P18">Public permissionless</text:p>
        </text:list-item>
      </text:list>
      <text:list text:style-name="L4">
        <text:list-item>
          <text:list>
            <text:list-item>
              <text:p text:style-name="P19">Accessible and visible to the public</text:p>
            </text:list-item>
            <text:list-item>
              <text:p text:style-name="P19">Parts can be encrypted to ensure anonymity for participants</text:p>
            </text:list-item>
            <text:list-item>
              <text:p text:style-name="P19">Anyone can join without approval and can act as a simple node or a miner node</text:p>
            </text:list-item>
          </text:list>
        </text:list-item>
      </text:list>
      <text:list xml:id="list175052026215036" text:continue-list="list3427525466" text:style-name="L3">
        <text:list-item>
          <text:p text:style-name="P18">Consortium</text:p>
        </text:list-item>
      </text:list>
      <text:list text:style-name="L5">
        <text:list-item>
          <text:list>
            <text:list-item>
              <text:p text:style-name="P20">Enables selected group of nodes to participate in distributed consensus process</text:p>
            </text:list-item>
            <text:list-item>
              <text:p text:style-name="P20">Generally limited public usage and partially centralized</text:p>
            </text:list-item>
            <text:list-item>
              <text:p text:style-name="P20">Normally for industries</text:p>
            </text:list-item>
          </text:list>
        </text:list-item>
      </text:list>
      <text:list text:continue-list="list175052026215036" text:style-name="L3">
        <text:list-item>
          <text:p text:style-name="P18">Private</text:p>
        </text:list-item>
      </text:list>
      <text:list text:style-name="L6">
        <text:list-item>
          <text:list>
            <text:list-item>
              <text:p text:style-name="P21">Only chosen nodes can join network, distributed and centralized</text:p>
            </text:list-item>
            <text:list-item>
              <text:p text:style-name="P21">Need permissions to perform transactions, execute smart contracts, be a miner</text:p>
            </text:list-item>
          </text:list>
        </text:list-item>
      </text:list>
      <text:p text:style-name="P22"><text:span text:style-name="T13"/></text:p>
      <text:p text:style-name="P17">Distributed consensus protocol (4-5) is what validates chronological order of transactions. Ensures the state of the ledger. These protocols are also responsible for choosing a node to seal the newest block. Proof-of-work (PoW) and proof-of-stake (PoS) are two most common. PoW chooses based on computational power and PoS chooses based on how many assets within the network a node has. </text:p>
      <text:p text:style-name="P22"><text:span text:style-name="T13"/></text:p>
      <text:p text:style-name="P23">Within healthcare, “Blockchain technology can be used to support drug prescriptions and supply chain management, pregnancy and any risk data management as well as to support access control, data sharing and managing of an audit trail of medical activities”, various other areas within this industry can be benefited (5). </text:p>
      <text:p text:style-name="P24"><text:span text:style-name="T13"/></text:p>
      <text:p text:style-name="P23">“For personal medical data, the most adequate type of blockchain would be a private blockchain (6)”</text:p>
      <text:p text:style-name="P24"><text:span text:style-name="T13">Wurst and Gervais created a </text:span><text:span text:style-name="T14">decision</text:span><text:span text:style-name="T13"> model described on page 6 that determines if a blockchain solution is needed where multiple parties need to share data but do not trust each other. </text:span></text:p>
      <text:p text:style-name="P24"><text:span text:style-name="T13"/></text:p>
      <text:p text:style-name="P23">Blockchain usually used for data sharing, access control, health records, managing an audit trail and supply chain (9)</text:p>
      <text:p text:style-name="P24"><text:span text:style-name="T13"/></text:p>
      <text:p text:style-name="P11">As of 2018, blockchain technology is fairly new in the medical industry but is increasing (15)</text:p>
      <text:p text:style-name="P25"><text:span text:style-name="T13"/></text:p>
      <text:p text:style-name="P26">Resource <text:span text:style-name="T15">7</text:span></text:p>
      <text:p text:style-name="P10"><text:a xlink:type="simple" xlink:href="https://doi.org/10.1016/j.iot.2024.101111" text:style-name="Internet_20_link" text:visited-style-name="Visited_20_Internet_20_Link"><text:span text:style-name="T10">https://doi.org/10.1016/j.iot.2024.101111</text:span></text:a></text:p>
      <text:p text:style-name="P27">Article from 2024</text:p>
      <text:p text:style-name="P27">About IoT and blockchain with digital identity or IoTBDId.</text:p>
      <text:p text:style-name="P27"/>
      <text:p text:style-name="P27">Digital identity is an identity in cyberspace, implementation in healthcare faces many challenges as explain on page 2. </text:p>
      <text:p text:style-name="P27"/>
      <text:p text:style-name="P28">Proposes using IoT to collect various data points in a patients' life to create a digital profile that a doctor can access to better understand what may be wrong when a patient is unwell (3). The data would be collected by IoT devices and shared using InterPlanetary File System (IPFS) protocol (a peer-to-peer network) so that it is encrypted, and the integrity is there. </text:p>
      <text:p text:style-name="P28"/>
      <text:p text:style-name="P28"><text:soft-page-break/>Different subsets of IoT, one being Internet of Medical Things or IoMT. Key components of IoMT are “the User, Connector, Gears, and Cloud Ledger” (4). Proposes using gears, or an interconnected system of sensors to collect data and send via network to the Cloud Ledger. IoMT allow for real-time monitoring of patients for physicians</text:p>
      <text:p text:style-name="P28"/>
      <text:p text:style-name="P28">Paper mentions <text:span text:style-name="T16">Hybrid Blockchain </text:span><text:span text:style-name="T17">which is a combination of public and private, differs from </text:span><text:span text:style-name="T16">consortium</text:span><text:span text:style-name="T17"> as not necessarily managed by business(s) </text:span><text:span text:style-name="T18">(7). Table 3 on page 7 describes the different types of blockchain. </text:span></text:p>
      <text:p text:style-name="P28"><text:span text:style-name="T18"/></text:p>
      <text:p text:style-name="P29"><text:span text:style-name="T17">Work argues that most significant aspect of blockchain is the data integrity and security. <text:s/>Page 7 - </text:span><text:span text:style-name="T19">9</text:span><text:span text:style-name="T17"> describe structure of a block in a blockchain </text:span><text:span text:style-name="T19">along with different consensus algorithms</text:span></text:p>
      <text:p text:style-name="P29"><text:span text:style-name="T19"/></text:p>
      <text:p text:style-name="P30">Break down between physical and digital identities. Digital identity is a composite of ones digital signature. “Your IP address, web browser, and operating system or device type are all pieces of information that may be used to identify you” (10).</text:p>
      <text:p text:style-name="P30">Digital Identity management is where an individual owns their own identity data, with complete control of it. </text:p>
      <text:p text:style-name="P31"><text:span text:style-name="T17"/></text:p>
      <text:p text:style-name="P31"><text:span text:style-name="T17">Digital identity has various applications, e-voting, National unique ID, Smart City, supply chain, banking and insurance and various others (11-15). They key one for the paper is healthcare. A combination of IoMT and DId allow for users to receive </text:span><text:span text:style-name="T20">tailored</text:span><text:span text:style-name="T17"> healthcare </text:span><text:span text:style-name="T20">while keeping a sense of self-determination about one's information. </text:span></text:p>
      <text:p text:style-name="P31"><text:span text:style-name="T20"/></text:p>
      <text:p text:style-name="P32">Various implementations of IoTBDId in healthcare mentioned on pages 15-17 →</text:p>
      <text:list text:style-name="L7">
        <text:list-item>
          <text:p text:style-name="P33">Access to medical records</text:p>
        </text:list-item>
        <text:list-item>
          <text:p text:style-name="P33">Remote patient monitoring</text:p>
        </text:list-item>
        <text:list-item>
          <text:p text:style-name="P33">Healthcare asset tracking</text:p>
        </text:list-item>
        <text:list-item>
          <text:p text:style-name="P33">Privacy and data security</text:p>
        </text:list-item>
        <text:list-item>
          <text:p text:style-name="P33">Health insurance claim processing</text:p>
        </text:list-item>
      </text:list>
      <text:p text:style-name="P34"><text:span text:style-name="T17"/></text:p>
      <text:p text:style-name="P32">Security concerns are mitigated by the use of blockchain technology by providing Confidentiality, Integrity and Accessibility. This implementation would allow for individuals to safely exist in a cyber-world while not worrying about their data being leaked or misused without their consent. </text:p>
      <text:p text:style-name="P34"><text:span text:style-name="T17"/></text:p>
      <text:p text:style-name="P35">Resource <text:span text:style-name="T21">10</text:span></text:p>
      <text:p text:style-name="P36"><text:a xlink:type="simple" xlink:href="https://doi.org/10.1016/j.health.2023.100175" text:style-name="Internet_20_link" text:visited-style-name="Visited_20_Internet_20_Link"><text:span text:style-name="T22">https://doi.org/10.1016/j.health.2023.100175</text:span></text:a></text:p>
      <text:p text:style-name="P37">Article from 2023</text:p>
      <text:p text:style-name="P38">Proposes a blockchain system for the healthcare system</text:p>
      <text:p text:style-name="P38">builds on top of previous proposed system from other papers</text:p>
      <text:p text:style-name="P39">Healthdote<text:span text:style-name="T17"> is a series of blockchains that will fully digitize the medical system thats in place, allowng for patients, doctors, pharmacists, insurance compaines and even emergency teams to have access to data on blockchain, controled by the patient</text:span></text:p>
      <text:p text:style-name="P39"><text:span text:style-name="T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Merriweather Sans" svg:font-family="'Merriweather Sans', 'Helvetica Neue', Helvetica, Arial, sans-serif"/>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oto Serif" fo:font-family="'Noto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11:55:04.740149101</meta:creation-date>
    <dc:date>2024-10-05T17:50:51.322735934</dc:date>
    <meta:editing-duration>P2DT10H31M21S</meta:editing-duration>
    <meta:editing-cycles>9</meta:editing-cycles>
    <meta:generator>LibreOffice/24.8.2.1$Linux_X86_64 LibreOffice_project/480$Build-1</meta:generator>
    <meta:document-statistic meta:table-count="0" meta:image-count="0" meta:object-count="0" meta:page-count="3" meta:paragraph-count="72" meta:word-count="1104" meta:character-count="7564" meta:non-whitespace-character-count="6545"/>
  </office:meta>
</office:document-meta>
</file>